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4" calcext:value-type="float">
            <text:p>2004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izona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053" calcext:value-type="float">
            <text:p>-0.053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lanta</text:p>
          </table:table-cell>
          <table:table-cell office:value-type="float" office:value="0.003" calcext:value-type="float">
            <text:p>0.003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495" calcext:value-type="float">
            <text:p>-0.49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6" calcext:value-type="float">
            <text:p>0.026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ltimore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213" calcext:value-type="float">
            <text:p>0.213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72" calcext:value-type="float">
            <text:p>0.072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054" calcext:value-type="float">
            <text:p>0.054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ffalo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013" calcext:value-type="float">
            <text:p>0.013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112" calcext:value-type="float">
            <text:p>0.11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olina</text:p>
          </table:table-cell>
          <table:table-cell office:value-type="float" office:value="0.129" calcext:value-type="float">
            <text:p>0.129</text:p>
          </table:table-cell>
          <table:table-cell office:value-type="float" office:value="0.059" calcext:value-type="float">
            <text:p>0.059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26" calcext:value-type="float">
            <text:p>0.026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float" office:value="0.069" calcext:value-type="float">
            <text:p>0.069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162" calcext:value-type="float">
            <text:p>0.162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78" calcext:value-type="float">
            <text:p>-0.078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ncinnati</text:p>
          </table:table-cell>
          <table:table-cell office:value-type="float" office:value="0.036" calcext:value-type="float">
            <text:p>0.036</text:p>
          </table:table-cell>
          <table:table-cell office:value-type="float" office:value="-0.333" calcext:value-type="float">
            <text:p>-0.333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8" calcext:value-type="float">
            <text:p>0.08</text:p>
          </table:table-cell>
          <table:table-cell office:value-type="float" office:value="0.012" calcext:value-type="float">
            <text:p>0.01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eveland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079" calcext:value-type="float">
            <text:p>0.079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81" calcext:value-type="float">
            <text:p>-0.08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llas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13" calcext:value-type="float">
            <text:p>-0.13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ver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1" calcext:value-type="float">
            <text:p>0.081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156" calcext:value-type="float">
            <text:p>0.156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03" calcext:value-type="float">
            <text:p>-0.003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troit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015" calcext:value-type="float">
            <text:p>-0.015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een Bay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29" calcext:value-type="float">
            <text:p>-0.2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1" calcext:value-type="float">
            <text:p>0.051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006" calcext:value-type="float">
            <text:p>-0.006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uston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026" calcext:value-type="float">
            <text:p>0.026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04" calcext:value-type="float">
            <text:p>-0.04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polis</text:p>
          </table:table-cell>
          <table:table-cell office:value-type="float" office:value="0.169" calcext:value-type="float">
            <text:p>0.169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" calcext:value-type="float">
            <text:p>0.16</text:p>
          </table:table-cell>
          <table:table-cell office:value-type="float" office:value="0.192" calcext:value-type="float">
            <text:p>0.192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cksonville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6" calcext:value-type="float">
            <text:p>0.076</text:p>
          </table:table-cell>
          <table:table-cell office:value-type="float" office:value="-0.426" calcext:value-type="float">
            <text:p>-0.426</text:p>
          </table:table-cell>
          <table:table-cell office:value-type="float" office:value="0.11" calcext:value-type="float">
            <text:p>0.1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25" calcext:value-type="float">
            <text:p>-0.025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nsas City</text:p>
          </table:table-cell>
          <table:table-cell office:value-type="float" office:value="0.046" calcext:value-type="float">
            <text:p>0.046</text:p>
          </table:table-cell>
          <table:table-cell office:value-type="float" office:value="0.16" calcext:value-type="float">
            <text:p>0.16</text:p>
          </table:table-cell>
          <table:table-cell office:value-type="float" office:value="0.533" calcext:value-type="float">
            <text:p>0.533</text:p>
          </table:table-cell>
          <table:table-cell office:value-type="float" office:value="0.173" calcext:value-type="float">
            <text:p>0.173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1" calcext:value-type="float">
            <text:p>-0.01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ami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061" calcext:value-type="float">
            <text:p>0.061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82" calcext:value-type="float">
            <text:p>-0.082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nnesota</text:p>
          </table:table-cell>
          <table:table-cell office:value-type="float" office:value="-0.01" calcext:value-type="float">
            <text:p>-0.01</text:p>
          </table:table-cell>
          <table:table-cell office:value-type="float" office:value="0.061" calcext:value-type="float">
            <text:p>0.061</text:p>
          </table:table-cell>
          <table:table-cell office:value-type="float" office:value="0.417" calcext:value-type="float">
            <text:p>0.417</text:p>
          </table:table-cell>
          <table:table-cell office:value-type="float" office:value="0.139" calcext:value-type="float">
            <text:p>0.139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019" calcext:value-type="float">
            <text:p>0.019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 England</text:p>
          </table:table-cell>
          <table:table-cell office:value-type="float" office:value="0.037" calcext:value-type="float">
            <text:p>0.037</text:p>
          </table:table-cell>
          <table:table-cell office:value-type="float" office:value="0.096" calcext:value-type="float">
            <text:p>0.096</text:p>
          </table:table-cell>
          <table:table-cell office:value-type="float" office:value="-0.222" calcext:value-type="float">
            <text:p>-0.222</text:p>
          </table:table-cell>
          <table:table-cell office:value-type="float" office:value="0.11" calcext:value-type="float">
            <text:p>0.11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164" calcext:value-type="float">
            <text:p>0.164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w Orleans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" calcext:value-type="float">
            <text:p>-0.2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028" calcext:value-type="float">
            <text:p>-0.02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Y Giants</text:p>
          </table:table-cell>
          <table:table-cell office:value-type="float" office:value="0.086" calcext:value-type="float">
            <text:p>0.086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181" calcext:value-type="float">
            <text:p>0.18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26" calcext:value-type="float">
            <text:p>-0.026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Y Jets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211" calcext:value-type="float">
            <text:p>0.211</text:p>
          </table:table-cell>
          <table:table-cell office:value-type="float" office:value="0.069" calcext:value-type="float">
            <text:p>0.069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063" calcext:value-type="float">
            <text:p>0.063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akland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72" calcext:value-type="float">
            <text:p>-0.07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9" calcext:value-type="float">
            <text:p>-0.09</text:p>
          </table:table-cell>
          <table:table-cell office:value-type="float" office:value="0.148" calcext:value-type="float">
            <text:p>0.148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ttsburgh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5" calcext:value-type="float">
            <text:p>0.165</text:p>
          </table:table-cell>
          <table:table-cell office:value-type="float" office:value="0.245" calcext:value-type="float">
            <text:p>0.24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86" calcext:value-type="float">
            <text:p>0.186</text:p>
          </table:table-cell>
          <table:table-cell office:value-type="float" office:value="0.056" calcext:value-type="float">
            <text:p>0.056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Diego</text:p>
          </table:table-cell>
          <table:table-cell office:value-type="float" office:value="0.097" calcext:value-type="float">
            <text:p>0.097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11" calcext:value-type="float">
            <text:p>0.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6" calcext:value-type="float">
            <text:p>0.116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 Francisco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61" calcext:value-type="float">
            <text:p>0.061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193" calcext:value-type="float">
            <text:p>-0.193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attle</text:p>
          </table:table-cell>
          <table:table-cell office:value-type="float" office:value="0.156" calcext:value-type="float">
            <text:p>0.156</text:p>
          </table:table-cell>
          <table:table-cell office:value-type="float" office:value="0.03" calcext:value-type="float">
            <text:p>0.03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228" calcext:value-type="float">
            <text:p>0.228</text:p>
          </table:table-cell>
          <table:table-cell office:value-type="float" office:value="0.08" calcext:value-type="float">
            <text:p>0.08</text:p>
          </table:table-cell>
          <table:table-cell office:value-type="float" office:value="-0.005" calcext:value-type="float">
            <text:p>-0.005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 Louis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147" calcext:value-type="float">
            <text:p>0.147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086" calcext:value-type="float">
            <text:p>-0.086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mpa Bay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1" calcext:value-type="float">
            <text:p>0.001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essee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37" calcext:value-type="float">
            <text:p>-0.3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123" calcext:value-type="float">
            <text:p>-0.123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shington</text:p>
          </table:table-cell>
          <table:table-cell office:value-type="float" office:value="0.043" calcext:value-type="float">
            <text:p>0.043</text:p>
          </table:table-cell>
          <table:table-cell office:value-type="float" office:value="0.074" calcext:value-type="float">
            <text:p>0.074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144" calcext:value-type="float">
            <text:p>0.144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7" calcext:value-type="float">
            <text:p>-0.037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